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FreeSerif" fo:font-size="12pt" officeooo:paragraph-rsid="0000f689" style:font-size-asian="12pt" style:font-size-complex="12pt"/>
    </style:style>
    <style:style style:name="P2" style:family="paragraph" style:parent-style-name="Title">
      <style:paragraph-properties fo:line-height="100%" fo:text-align="justify" style:justify-single-word="false"/>
      <style:text-properties style:font-name="FreeSans" fo:font-size="22pt" fo:font-weight="bold" officeooo:paragraph-rsid="0000f689" style:font-size-asian="22pt" style:font-weight-asian="bold"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lusion</text:p>
      <text:p text:style-name="P1">We have created a functional website for the restaurant but there are some things that we did not manage to create. It was initially thought that the website should be adapted for usage on PCs, laptops and mobile devices such as smartphones and tablets. The website in its current state is not adapted for usage on smartphones or tablets.</text:p>
      <text:p text:style-name="P1"/>
      <text:p text:style-name="P1">Another criteria that exists for the system is that customers should be able to make table reservations through the website. Our website does not provide this functionality but instead displays a telephone number that may be called for making a table reservation.</text:p>
      <text:p text:style-name="P1"/>
      <text:p text:style-name="P1">The website we have developed involves functionality for managing the shifts when employees are supposed to work and although we have succeeded in creating this the user interface here does not look anything like the user interface we had planned. Our idea for this user interface was that shifts are managed through a calendar.</text:p>
      <text:p text:style-name="P1"/>
      <text:p text:style-name="P1">Another notable feature that would improve the usability of the website would be to make the URL look cleaner, and make accessing the administration pages eas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 LibreOffice_project/98c6a8a1c6c7b144ce3cc729e34964b47ce25d62</meta:generator>
    <dc:date>2020-03-24T14:18:22.011000000</dc:date>
    <meta:editing-duration>PT1M25S</meta:editing-duration>
    <meta:editing-cycles>1</meta:editing-cycles>
    <meta:document-statistic meta:table-count="0" meta:image-count="0" meta:object-count="0" meta:page-count="1" meta:paragraph-count="5" meta:word-count="182" meta:character-count="1102" meta:non-whitespace-character-count="924"/>
  </office:meta>
</office:document-meta>
</file>